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61"/>
    <style:style style:name="ce3" style:family="table-cell" style:parent-style-name="Default" style:data-style-name="N61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table:formula="of:=88211-73728" office:value-type="float" office:value="14483" calcext:value-type="float">
            <text:p>14483</text:p>
          </table:table-cell>
          <table:table-cell table:number-columns-repeated="4"/>
          <table:table-cell office:value-type="string" calcext:value-type="string">
            <text:p>n0</text:p>
          </table:table-cell>
          <table:table-cell table:style-name="ce4" office:value-type="float" office:value="9.8676E+017" calcext:value-type="float">
            <text:p>9.87E+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ere must be more vertices than that</text:p>
          </table:table-cell>
          <table:table-cell table:number-columns-repeated="4"/>
          <table:table-cell office:value-type="string" calcext:value-type="string">
            <text:p>n1</text:p>
          </table:table-cell>
          <table:table-cell table:style-name="ce4" office:value-type="float" office:value="9.8676E+017" calcext:value-type="float">
            <text:p>9.87E+1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0</text:p>
          </table:table-cell>
          <table:table-cell table:style-name="ce4" office:value-type="float" office:value="0.00000000000477821696" calcext:value-type="float">
            <text:p>4.78E-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1</text:p>
          </table:table-cell>
          <table:table-cell table:style-name="ce4" office:value-type="float" office:value="0.000000000004745278376" calcext:value-type="float">
            <text:p>4.75E-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edge_normal.x</text:p>
          </table:table-cell>
          <table:table-cell table:style-name="ce4" office:value-type="float" office:value="-0.00271291323979" calcext:value-type="float">
            <text:p>-2.71E-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ging lo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over_m_n rough</text:p>
          </table:table-cell>
          <table:table-cell table:style-name="ce3" table:formula="of:=1/3.34E-024" office:value-type="float" office:value="2.9940119760479E+023" calcext:value-type="float">
            <text:p>2.99E+23</text:p>
          </table:table-cell>
          <table:table-cell/>
          <table:table-cell table:formula="of:=[.I13]*(-0.5)*([.J7]*[.J9]+[.J8]*[.J10])*[.J11]" office:value-type="float" office:value="3.81651832792104E+027" calcext:value-type="float">
            <text:p>3.81651832792104E+0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utine: pressu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inor = 88211, different results, why? →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0, n1, T0, T1 completely different from CPU to GP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ow ask why that i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…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g found: vertex code was looking at triangle shared data for own data T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ug found: lack of 1/3 in simple average of n from shards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w we still do not get agre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inor = 29737, ~25% differ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 values same, edge_normal same; n values re-ordered but same valu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i 4<text:span text:style-name="T1">th</text:span></text:p>
          </table:table-cell>
          <table:table-cell office:value-type="string" calcext:value-type="string">
            <text:p>Turns out to be bad geometry in setting up n_array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ill disagreement: 23163, 462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 pick the latter. Is it a CROSSING_INS?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ooks like FP error. Try 23163 which has bigger values, for y direc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3163 is same summands and is a CROSSING_IN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 were missing a bit of code setting the into-ins component to 0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9428 has a difference of 9e18 in context that we ignored 8e10 as FP erro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Again it seems to be FP error: e.g. to get error at 10<text:span text:style-name="T1">th</text:span> place we are subtracting things 4 places higher than the result.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t 5<text:span text:style-name="T1">th</text:span></text:p>
          </table:table-cell>
          <table:table-cell office:value-type="string" calcext:value-type="string">
            <text:p>Neutral pressure has big diff at 2979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over code for similar bugs?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Yep, bug found for n_arr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9428: GPU does not replicate n or T from CPU – values very different except first T; investigate 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rrected T; n still does not match yet result matches;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culation on spreadsheet –&gt; cpu n is probably reported incorrectly because result matches GPU n; yep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ill see big difference at 23308; surmise this is due to same bug as e-i where GPU is missing correction for a_r = 0 at in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greement for pressure;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esting n_shards we get some differences near the insulator and within ins where one value came out as zero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ange to “debug” routine and output changes compared to not “debug”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here seem to be significant problems with the n_shards routine stil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 are seeing a flat shardmodel returned (CPU) which we should not be seeing, whatever right now is being repor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HOSEN : Switch1 n_avg 0.000000000000E+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Bugfix: change n_shards to work with n_major which is what has been populated, for GPU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 further need to pass n_minor which needs to be populated for tris. Think it is.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on 7<text:span text:style-name="T1">th</text:span></text:p>
          </table:table-cell>
          <table:table-cell office:value-type="string" calcext:value-type="string">
            <text:p>Debug Pop Ohms. .. the Ez calculated is not equal, different by factor of 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ues 8<text:span text:style-name="T1">th</text:span></text:p>
          </table:table-cell>
          <table:table-cell office:value-type="string" calcext:value-type="string">
            <text:p>vxy0 comes out different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_elec the x component comes through as 0 on GPU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There is another difference on top of that in the very first summand of vxy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he MAR_elec.x difference is FP (1e7 on summands 1e23) and GPU is actually correct that it should be 0 !!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he differences are fully accounted for by FP differences in Mom Addition Rat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ow assess subsequent component to see if it is equal, and assess what is giving rise to large difference in z result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_e_zz does match! (So what is wrong with our Iz arith?)</text:p>
          </table:table-cell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Sigma_zz is 5 orders different, higher for CPU</text:p>
          </table:table-cell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The Iz0, sigmaIzz totals for GPU seem to be just rando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ound was missing area_minor in outpu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ound a bug: setting Iz=sigma_zz=0 in case of non-domain was needed</text:p>
          </table:table-cell>
          <table:table-cell table:number-columns-repeated="15"/>
        </table:table-row>
        <table:table-row table:style-name="ro2">
          <table:table-cell/>
          <table:table-cell table:style-name="ce8" office:value-type="string" calcext:value-type="string">
            <text:p>. sigma_zz[88000] is different now at 6<text:span text:style-name="T1">th</text:span> place even though sigma_izz and sigma_ezz seem to show total agreement</text:p>
          </table:table-cell>
          <table:table-cell table:number-columns-repeated="15"/>
        </table:table-row>
        <table:table-row table:style-name="ro2">
          <table:table-cell/>
          <table:table-cell table:style-name="ce8" office:value-type="string" calcext:value-type="string">
            <text:p>. SigmaIzz is now different at 3<text:span text:style-name="T1">rd</text:span> place, the total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430486393" calcext:value-type="float">
            <text:p>2.43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0493457012" calcext:value-type="float">
            <text:p>-4.93E-04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923198416" calcext:value-type="float">
            <text:p>-2.92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430816945" calcext:value-type="float">
            <text:p>-2.43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0492712023" calcext:value-type="float">
            <text:p>4.93E-04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924273957" calcext:value-type="float">
            <text:p>2.92E-03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430486393" calcext:value-type="float">
            <text:p>2.43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0493457012" calcext:value-type="float">
            <text:p>-4.93E-04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923198416" calcext:value-type="float">
            <text:p>-2.92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430816945" calcext:value-type="float">
            <text:p>-2.43E-03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0492712023" calcext:value-type="float">
            <text:p>4.93E-04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924273957" calcext:value-type="float">
            <text:p>2.92E-03</text:p>
          </table:table-cell>
        </table:table-row>
        <table:table-row table:style-name="ro1">
          <table:table-cell/>
          <table:table-cell table:style-name="ce2"/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9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table:formula="of:=144*288" office:value-type="float" office:value="41472" calcext:value-type="float">
            <text:p>41472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v0.vxy</text:p>
          </table:table-cell>
          <table:table-cell table:style-name="ce4" office:value-type="float" office:value="1.62792827039259E-016" calcext:value-type="float">
            <text:p>1.63E-16</text:p>
          </table:table-cell>
          <table:table-cell table:style-name="ce4" office:value-type="float" office:value="-2.63064681082952E-016" calcext:value-type="float">
            <text:p>-2.63E-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data_k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string" calcext:value-type="string">
            <text:p>MAR</text:p>
          </table:table-cell>
          <table:table-cell table:style-name="ce4" office:value-type="float" office:value="0" calcext:value-type="float">
            <text:p>0.00E+00</text:p>
          </table:table-cell>
          <table:table-cell table:style-name="ce4" office:value-type="float" office:value="-16777216" calcext:value-type="float">
            <text:p>-1.68E+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n</text:p>
          </table:table-cell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AreaMinor</text:p>
          </table:table-cell>
          <table:table-cell table:style-name="ce4" office:value-type="float" office:value="0.000025153960594" calcext:value-type="float">
            <text:p>2.52E-0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vxy0</text:p>
          </table:table-cell>
          <table:table-cell table:style-name="ce4" office:value-type="float" office:value="1.03338328380774E-015" calcext:value-type="float">
            <text:p>1.03E-15</text:p>
          </table:table-cell>
          <table:table-cell table:style-name="ce4" office:value-type="float" office:value="6.25209729955649E-017" calcext:value-type="float">
            <text:p>6.25E-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data_k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string" calcext:value-type="string">
            <text:p>MomAddRate_elec</text:p>
          </table:table-cell>
          <table:table-cell table:style-name="ce4" office:value-type="float" office:value="50331648" calcext:value-type="float">
            <text:p>5.03E+07</text:p>
          </table:table-cell>
          <table:table-cell table:style-name="ce4" office:value-type="float" office:value="-16777216" calcext:value-type="float">
            <text:p>-1.68E+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n</text:p>
          </table:table-cell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AreaMinor</text:p>
          </table:table-cell>
          <table:table-cell table:style-name="ce4" office:value-type="float" office:value="0.000025153960594" calcext:value-type="float">
            <text:p>2.52E-0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annot explain why v.y comes out different when n, Area are same. Examine correct valu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22:02:05.1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0:54:43.201000000</meta:creation-date>
    <dc:date>2019-01-08T22:36:32.293000000</dc:date>
    <meta:editing-duration>PT5H11M54S</meta:editing-duration>
    <meta:editing-cycles>7</meta:editing-cycles>
    <meta:generator>LibreOffice/5.3.7.2$Windows_X86_64 LibreOffice_project/6b8ed514a9f8b44d37a1b96673cbbdd077e24059</meta:generator>
    <meta:document-statistic meta:table-count="1" meta:cell-count="173" meta:object-count="0"/>
  </office:meta>
</office:document-meta>
</file>